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3" style:family="table-column">
      <style:table-column-properties fo:break-before="auto" style:column-width="16.678cm"/>
    </style:style>
    <style:style style:name="co4" style:family="table-column">
      <style:table-column-properties fo:break-before="auto" style:column-width="14.623cm"/>
    </style:style>
    <style:style style:name="co5" style:family="table-column">
      <style:table-column-properties fo:break-before="auto" style:column-width="18.877cm"/>
    </style:style>
    <style:style style:name="co6" style:family="table-column">
      <style:table-column-properties fo:break-before="auto" style:column-width="4.784cm"/>
    </style:style>
    <style:style style:name="co7" style:family="table-column">
      <style:table-column-properties fo:break-before="auto" style:column-width="2.491cm"/>
    </style:style>
    <style:style style:name="co8" style:family="table-column">
      <style:table-column-properties fo:break-before="auto" style:column-width="3.688cm"/>
    </style:style>
    <style:style style:name="co9" style:family="table-column">
      <style:table-column-properties fo:break-before="auto" style:column-width="1.699cm"/>
    </style:style>
    <style:style style:name="co10" style:family="table-column">
      <style:table-column-properties fo:break-before="auto" style:column-width="2.979cm"/>
    </style:style>
    <style:style style:name="co11" style:family="table-column">
      <style:table-column-properties fo:break-before="auto" style:column-width="3.637cm"/>
    </style:style>
    <style:style style:name="co12" style:family="table-column">
      <style:table-column-properties fo:break-before="auto" style:column-width="8.075cm"/>
    </style:style>
    <style:style style:name="co13" style:family="table-column">
      <style:table-column-properties fo:break-before="auto" style:column-width="12.042cm"/>
    </style:style>
    <style:style style:name="co14" style:family="table-column">
      <style:table-column-properties fo:break-before="auto" style:column-width="4.828cm"/>
    </style:style>
    <style:style style:name="ro1" style:family="table-row">
      <style:table-row-properties style:row-height="0.422cm" fo:break-before="auto" style:use-optimal-row-height="true"/>
    </style:style>
    <style:style style:name="ro2" style:family="table-row">
      <style:table-row-properties style:row-height="0.462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3.612cm" fo:break-before="auto" style:use-optimal-row-height="true"/>
    </style:style>
    <style:style style:name="ro5" style:family="table-row">
      <style:table-row-properties style:row-height="1.249cm" fo:break-before="auto" style:use-optimal-row-height="true"/>
    </style:style>
    <style:style style:name="ro6" style:family="table-row">
      <style:table-row-properties style:row-height="4.794cm" fo:break-before="auto" style:use-optimal-row-height="true"/>
    </style:style>
    <style:style style:name="ro7" style:family="table-row">
      <style:table-row-properties style:row-height="1.644cm" fo:break-before="auto" style:use-optimal-row-height="true"/>
    </style:style>
    <style:style style:name="ro8" style:family="table-row">
      <style:table-row-properties style:row-height="2.037cm" fo:break-before="auto" style:use-optimal-row-height="true"/>
    </style:style>
    <style:style style:name="ro9" style:family="table-row">
      <style:table-row-properties style:row-height="2.824cm" fo:break-before="auto" style:use-optimal-row-height="true"/>
    </style:style>
    <style:style style:name="ro10" style:family="table-row">
      <style:table-row-properties style:row-height="4.006cm" fo:break-before="auto" style:use-optimal-row-height="true"/>
    </style:style>
    <style:style style:name="ro11" style:family="table-row">
      <style:table-row-properties style:row-height="3.219cm" fo:break-before="auto" style:use-optimal-row-height="true"/>
    </style:style>
    <style:style style:name="ro12" style:family="table-row">
      <style:table-row-properties style:row-height="2.431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5.58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data-style-name="N36"/>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1">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2">
          <table:table-cell office:value-type="string">
            <text:p>Vocal 2</text:p>
          </table:table-cell>
          <table:table-cell office:value-type="string">
            <text:p>José M. Galán Ordax</text:p>
          </table:table-cell>
        </table:table-row>
        <table:table-row table:style-name="ro2">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3" table:default-cell-style-name="Default"/>
        <table:table-row table:style-name="ro2">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4" table:default-cell-style-name="Default"/>
        <table:table-column table:style-name="co1" table:default-cell-style-name="Default"/>
        <table:table-row table:style-name="ro2">
          <table:table-cell office:value-type="string">
            <text:p>Descripcion</text:p>
          </table:table-cell>
          <table:table-cell office:value-type="string">
            <text:p>Url</text:p>
          </table:table-cell>
        </table:table-row>
        <table:table-row table:style-name="ro2">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2">
          <table:table-cell office:value-type="string">
            <text:p>Guía Docente del Trabajo Fin de Grado del Grado en Ingeniería Informática</text:p>
          </table:table-cell>
          <table:table-cell office:value-type="string">
            <text:p>http://goo.gl/wc4JjZ</text:p>
          </table:table-cell>
        </table:table-row>
        <table:table-row table:style-name="ro2">
          <table:table-cell office:value-type="string">
            <text:p>Acuerdo sobre matrícula y calificación del Trabajo Fin de Grado y Trabajo Fin de Máster</text:p>
          </table:table-cell>
          <table:table-cell office:value-type="string">
            <text:p>http://goo.gl/4k9S8V</text:p>
          </table:table-cell>
        </table:table-row>
        <table:table-row table:style-name="ro2">
          <table:table-cell office:value-type="string">
            <text:p>Impresos de entrega</text:p>
          </table:table-cell>
          <table:table-cell office:value-type="string">
            <text:p>http://www.ubu.es/eps/es/estructura-centro/impresos-solicitudes-peticiones/trabajo-fin-grado</text:p>
          </table:table-cell>
        </table:table-row>
        <table:table-row table:style-name="ro2">
          <table:table-cell table:style-name="ce1"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1">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12" table:default-cell-style-name="Default"/>
        <table:table-column table:style-name="co1" table:number-columns-repeated="3" table:default-cell-style-name="Default"/>
        <table:table-row table:style-name="ro2">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13" table:default-cell-style-name="Default"/>
        <table:table-column table:style-name="co1" table:number-columns-repeated="7" table:default-cell-style-name="Default"/>
        <table:table-column table:style-name="co1" table:number-columns-repeated="2" table:default-cell-style-name="ce2"/>
        <table:table-column table:style-name="co1" table:number-columns-repeated="2"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table:style-name="Default" office:value-type="string">
            <text:p>FechaAsignacion</text:p>
          </table:table-cell>
          <table:table-cell table:style-name="Default" office:value-type="string">
            <text:p>FechaPresentacion</text:p>
          </table:table-cell>
          <table:table-cell office:value-type="string">
            <text:p>Nota</text:p>
          </table:table-cell>
          <table:table-cell office:value-type="string">
            <text:p>TotalDias</text:p>
          </table:table-cell>
        </table:table-row>
        <table:table-row table:style-name="ro1">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office:value-type="date" office:date-value="2003-02-01">
            <text:p>01/02/2003</text:p>
          </table:table-cell>
          <table:table-cell office:value-type="date" office:date-value="2003-09-01">
            <text:p>01/09/2003</text:p>
          </table:table-cell>
          <table:table-cell office:value-type="float" office:value="8.5">
            <text:p>8,5</text:p>
          </table:table-cell>
          <table:table-cell table:formula="of:=[.J2]-[.I2]" office:value-type="float" office:value="212">
            <text:p>212</text:p>
          </table:table-cell>
        </table:table-row>
        <table:table-row table:style-name="ro2">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table:formula="of:=[.J3]-[.I3]" office:value-type="float" office:value="212">
            <text:p>212</text:p>
          </table:table-cell>
        </table:table-row>
        <table:table-row table:style-name="ro2">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table:formula="of:=[.J4]-[.I4]" office:value-type="float" office:value="212">
            <text:p>212</text:p>
          </table:table-cell>
        </table:table-row>
        <table:table-row table:style-name="ro1">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table:formula="of:=[.J5]-[.I5]" office:value-type="float" office:value="212">
            <text:p>212</text:p>
          </table:table-cell>
        </table:table-row>
        <table:table-row table:style-name="ro2">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table:formula="of:=[.J6]-[.I6]" office:value-type="float" office:value="212">
            <text:p>212</text:p>
          </table:table-cell>
        </table:table-row>
        <table:table-row table:style-name="ro1">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table:formula="of:=[.J7]-[.I7]" office:value-type="float" office:value="212">
            <text:p>212</text:p>
          </table:table-cell>
        </table:table-row>
        <table:table-row table:style-name="ro1">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table:formula="of:=[.J8]-[.I8]" office:value-type="float" office:value="212">
            <text:p>212</text:p>
          </table:table-cell>
        </table:table-row>
        <table:table-row table:style-name="ro2">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table:formula="of:=[.J9]-[.I9]" office:value-type="float" office:value="212">
            <text:p>212</text:p>
          </table:table-cell>
        </table:table-row>
        <table:table-row table:style-name="ro1">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table:formula="of:=[.J10]-[.I10]" office:value-type="float" office:value="212">
            <text:p>212</text:p>
          </table:table-cell>
        </table:table-row>
        <table:table-row table:style-name="ro1">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office:value-type="date" office:date-value="2003-02-01">
            <text:p>01/02/2003</text:p>
          </table:table-cell>
          <table:table-cell office:value-type="date" office:date-value="2003-09-01">
            <text:p>01/09/2003</text:p>
          </table:table-cell>
          <table:table-cell office:value-type="float" office:value="8.75">
            <text:p>8,75</text:p>
          </table:table-cell>
          <table:table-cell table:formula="of:=[.J11]-[.I11]" office:value-type="float" office:value="212">
            <text:p>212</text:p>
          </table:table-cell>
        </table:table-row>
        <table:table-row table:style-name="ro2">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office:value-type="date" office:date-value="2004-02-01">
            <text:p>01/02/2004</text:p>
          </table:table-cell>
          <table:table-cell office:value-type="date" office:date-value="2004-09-01">
            <text:p>01/09/2004</text:p>
          </table:table-cell>
          <table:table-cell office:value-type="float" office:value="9.5">
            <text:p>9,5</text:p>
          </table:table-cell>
          <table:table-cell table:formula="of:=[.J12]-[.I12]" office:value-type="float" office:value="213">
            <text:p>213</text:p>
          </table:table-cell>
        </table:table-row>
        <table:table-row table:style-name="ro2">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office:value-type="date" office:date-value="2004-02-01">
            <text:p>01/02/2004</text:p>
          </table:table-cell>
          <table:table-cell office:value-type="date" office:date-value="2004-09-01">
            <text:p>01/09/2004</text:p>
          </table:table-cell>
          <table:table-cell office:value-type="float" office:value="8.5">
            <text:p>8,5</text:p>
          </table:table-cell>
          <table:table-cell table:formula="of:=[.J13]-[.I13]" office:value-type="float" office:value="213">
            <text:p>213</text:p>
          </table:table-cell>
        </table:table-row>
        <table:table-row table:style-name="ro2">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office:value-type="date" office:date-value="2003-02-01">
            <text:p>01/02/2003</text:p>
          </table:table-cell>
          <table:table-cell office:value-type="date" office:date-value="2004-09-01">
            <text:p>01/09/2004</text:p>
          </table:table-cell>
          <table:table-cell office:value-type="float" office:value="7">
            <text:p>7</text:p>
          </table:table-cell>
          <table:table-cell table:formula="of:=[.J14]-[.I14]" office:value-type="float" office:value="578">
            <text:p>578</text:p>
          </table:table-cell>
        </table:table-row>
        <table:table-row table:style-name="ro2">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office:value-type="date" office:date-value="2004-02-01">
            <text:p>01/02/2004</text:p>
          </table:table-cell>
          <table:table-cell office:value-type="date" office:date-value="2004-09-01">
            <text:p>01/09/2004</text:p>
          </table:table-cell>
          <table:table-cell office:value-type="float" office:value="7.5">
            <text:p>7,5</text:p>
          </table:table-cell>
          <table:table-cell table:formula="of:=[.J15]-[.I15]" office:value-type="float" office:value="213">
            <text:p>213</text:p>
          </table:table-cell>
        </table:table-row>
        <table:table-row table:style-name="ro2">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office:value-type="date" office:date-value="2004-02-01">
            <text:p>01/02/2004</text:p>
          </table:table-cell>
          <table:table-cell office:value-type="date" office:date-value="2004-09-01">
            <text:p>01/09/2004</text:p>
          </table:table-cell>
          <table:table-cell office:value-type="float" office:value="7">
            <text:p>7</text:p>
          </table:table-cell>
          <table:table-cell table:formula="of:=[.J16]-[.I16]" office:value-type="float" office:value="213">
            <text:p>213</text:p>
          </table:table-cell>
        </table:table-row>
        <table:table-row table:style-name="ro2">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office:value-type="date" office:date-value="2004-02-01">
            <text:p>01/02/2004</text:p>
          </table:table-cell>
          <table:table-cell office:value-type="date" office:date-value="2005-02-01">
            <text:p>01/02/2005</text:p>
          </table:table-cell>
          <table:table-cell office:value-type="float" office:value="8">
            <text:p>8</text:p>
          </table:table-cell>
          <table:table-cell table:formula="of:=[.J17]-[.I17]" office:value-type="float" office:value="366">
            <text:p>366</text:p>
          </table:table-cell>
        </table:table-row>
        <table:table-row table:style-name="ro2">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office:value-type="date" office:date-value="2005-02-01">
            <text:p>01/02/2005</text:p>
          </table:table-cell>
          <table:table-cell office:value-type="date" office:date-value="2005-06-01">
            <text:p>01/06/2005</text:p>
          </table:table-cell>
          <table:table-cell office:value-type="float" office:value="7">
            <text:p>7</text:p>
          </table:table-cell>
          <table:table-cell table:formula="of:=[.J18]-[.I18]" office:value-type="float" office:value="120">
            <text:p>120</text:p>
          </table:table-cell>
        </table:table-row>
        <table:table-row table:style-name="ro2">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office:value-type="date" office:date-value="2005-02-01">
            <text:p>01/02/2005</text:p>
          </table:table-cell>
          <table:table-cell office:value-type="date" office:date-value="2005-06-01">
            <text:p>01/06/2005</text:p>
          </table:table-cell>
          <table:table-cell office:value-type="float" office:value="7.5">
            <text:p>7,5</text:p>
          </table:table-cell>
          <table:table-cell table:formula="of:=[.J19]-[.I19]" office:value-type="float" office:value="120">
            <text:p>120</text:p>
          </table:table-cell>
        </table:table-row>
        <table:table-row table:style-name="ro2">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8.5">
            <text:p>8,5</text:p>
          </table:table-cell>
          <table:table-cell table:formula="of:=[.J20]-[.I20]" office:value-type="float" office:value="212">
            <text:p>212</text:p>
          </table:table-cell>
        </table:table-row>
        <table:table-row table:style-name="ro2">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table:formula="of:=[.J21]-[.I21]" office:value-type="float" office:value="212">
            <text:p>212</text:p>
          </table:table-cell>
        </table:table-row>
        <table:table-row table:style-name="ro1">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9">
            <text:p>9</text:p>
          </table:table-cell>
          <table:table-cell table:formula="of:=[.J22]-[.I22]" office:value-type="float" office:value="212">
            <text:p>212</text:p>
          </table:table-cell>
        </table:table-row>
        <table:table-row table:style-name="ro2">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office:value-type="date" office:date-value="2005-02-01">
            <text:p>01/02/2005</text:p>
          </table:table-cell>
          <table:table-cell office:value-type="date" office:date-value="2005-09-01">
            <text:p>01/09/2005</text:p>
          </table:table-cell>
          <table:table-cell office:value-type="float" office:value="9.3">
            <text:p>9,3</text:p>
          </table:table-cell>
          <table:table-cell table:formula="of:=[.J23]-[.I23]" office:value-type="float" office:value="212">
            <text:p>212</text:p>
          </table:table-cell>
        </table:table-row>
        <table:table-row table:style-name="ro1">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office:value-type="date" office:date-value="2005-02-01">
            <text:p>01/02/2005</text:p>
          </table:table-cell>
          <table:table-cell office:value-type="date" office:date-value="2005-09-01">
            <text:p>01/09/2005</text:p>
          </table:table-cell>
          <table:table-cell office:value-type="float" office:value="9.6">
            <text:p>9,6</text:p>
          </table:table-cell>
          <table:table-cell table:formula="of:=[.J24]-[.I24]" office:value-type="float" office:value="212">
            <text:p>212</text:p>
          </table:table-cell>
        </table:table-row>
        <table:table-row table:style-name="ro2">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table:formula="of:=[.J25]-[.I25]" office:value-type="float" office:value="212">
            <text:p>212</text:p>
          </table:table-cell>
        </table:table-row>
        <table:table-row table:style-name="ro2">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office:value-type="date" office:date-value="2005-02-01">
            <text:p>01/02/2005</text:p>
          </table:table-cell>
          <table:table-cell office:value-type="date" office:date-value="2005-09-01">
            <text:p>01/09/2005</text:p>
          </table:table-cell>
          <table:table-cell office:value-type="float" office:value="6.5">
            <text:p>6,5</text:p>
          </table:table-cell>
          <table:table-cell table:formula="of:=[.J26]-[.I26]" office:value-type="float" office:value="212">
            <text:p>212</text:p>
          </table:table-cell>
        </table:table-row>
        <table:table-row table:style-name="ro1">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office:value-type="date" office:date-value="2005-02-01">
            <text:p>01/02/2005</text:p>
          </table:table-cell>
          <table:table-cell office:value-type="date" office:date-value="2005-09-01">
            <text:p>01/09/2005</text:p>
          </table:table-cell>
          <table:table-cell office:value-type="float" office:value="9.1">
            <text:p>9,1</text:p>
          </table:table-cell>
          <table:table-cell table:formula="of:=[.J27]-[.I27]" office:value-type="float" office:value="212">
            <text:p>212</text:p>
          </table:table-cell>
        </table:table-row>
        <table:table-row table:style-name="ro1">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office:value-type="date" office:date-value="2006-02-01">
            <text:p>01/02/2006</text:p>
          </table:table-cell>
          <table:table-cell office:value-type="date" office:date-value="2006-09-01">
            <text:p>01/09/2006</text:p>
          </table:table-cell>
          <table:table-cell office:value-type="float" office:value="9">
            <text:p>9</text:p>
          </table:table-cell>
          <table:table-cell table:formula="of:=[.J28]-[.I28]" office:value-type="float" office:value="212">
            <text:p>212</text:p>
          </table:table-cell>
        </table:table-row>
        <table:table-row table:style-name="ro1">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office:value-type="date" office:date-value="2006-02-01">
            <text:p>01/02/2006</text:p>
          </table:table-cell>
          <table:table-cell office:value-type="date" office:date-value="2006-09-01">
            <text:p>01/09/2006</text:p>
          </table:table-cell>
          <table:table-cell office:value-type="float" office:value="8">
            <text:p>8</text:p>
          </table:table-cell>
          <table:table-cell table:formula="of:=[.J29]-[.I29]" office:value-type="float" office:value="212">
            <text:p>212</text:p>
          </table:table-cell>
        </table:table-row>
        <table:table-row table:style-name="ro2">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table:formula="of:=[.J30]-[.I30]" office:value-type="float" office:value="577">
            <text:p>577</text:p>
          </table:table-cell>
        </table:table-row>
        <table:table-row table:style-name="ro2">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office:value-type="date" office:date-value="2006-02-01">
            <text:p>01/02/2006</text:p>
          </table:table-cell>
          <table:table-cell office:value-type="date" office:date-value="2006-09-01">
            <text:p>01/09/2006</text:p>
          </table:table-cell>
          <table:table-cell office:value-type="float" office:value="9.7">
            <text:p>9,7</text:p>
          </table:table-cell>
          <table:table-cell table:formula="of:=[.J31]-[.I31]" office:value-type="float" office:value="212">
            <text:p>212</text:p>
          </table:table-cell>
        </table:table-row>
        <table:table-row table:style-name="ro2">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office:value-type="date" office:date-value="2006-02-01">
            <text:p>01/02/2006</text:p>
          </table:table-cell>
          <table:table-cell office:value-type="date" office:date-value="2006-09-01">
            <text:p>01/09/2006</text:p>
          </table:table-cell>
          <table:table-cell office:value-type="float" office:value="8.8">
            <text:p>8,8</text:p>
          </table:table-cell>
          <table:table-cell table:formula="of:=[.J32]-[.I32]" office:value-type="float" office:value="212">
            <text:p>212</text:p>
          </table:table-cell>
        </table:table-row>
        <table:table-row table:style-name="ro2">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table:formula="of:=[.J33]-[.I33]" office:value-type="float" office:value="577">
            <text:p>577</text:p>
          </table:table-cell>
        </table:table-row>
        <table:table-row table:style-name="ro1">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office:value-type="date" office:date-value="2006-02-01">
            <text:p>01/02/2006</text:p>
          </table:table-cell>
          <table:table-cell office:value-type="date" office:date-value="2007-02-01">
            <text:p>01/02/2007</text:p>
          </table:table-cell>
          <table:table-cell office:value-type="float" office:value="8.3">
            <text:p>8,3</text:p>
          </table:table-cell>
          <table:table-cell table:formula="of:=[.J34]-[.I34]" office:value-type="float" office:value="365">
            <text:p>365</text:p>
          </table:table-cell>
        </table:table-row>
        <table:table-row table:style-name="ro2">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office:value-type="date" office:date-value="2006-02-01">
            <text:p>01/02/2006</text:p>
          </table:table-cell>
          <table:table-cell office:value-type="date" office:date-value="2007-02-01">
            <text:p>01/02/2007</text:p>
          </table:table-cell>
          <table:table-cell office:value-type="float" office:value="8.1">
            <text:p>8,1</text:p>
          </table:table-cell>
          <table:table-cell table:formula="of:=[.J35]-[.I35]" office:value-type="float" office:value="365">
            <text:p>365</text:p>
          </table:table-cell>
        </table:table-row>
        <table:table-row table:style-name="ro2">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office:value-type="date" office:date-value="2004-02-01">
            <text:p>01/02/2004</text:p>
          </table:table-cell>
          <table:table-cell office:value-type="date" office:date-value="2007-02-01">
            <text:p>01/02/2007</text:p>
          </table:table-cell>
          <table:table-cell office:value-type="float" office:value="7">
            <text:p>7</text:p>
          </table:table-cell>
          <table:table-cell table:formula="of:=[.J36]-[.I36]" office:value-type="float" office:value="1096">
            <text:p>1096</text:p>
          </table:table-cell>
        </table:table-row>
        <table:table-row table:style-name="ro2">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office:value-type="date" office:date-value="2006-02-01">
            <text:p>01/02/2006</text:p>
          </table:table-cell>
          <table:table-cell office:value-type="date" office:date-value="2007-06-01">
            <text:p>01/06/2007</text:p>
          </table:table-cell>
          <table:table-cell office:value-type="float" office:value="6.3">
            <text:p>6,3</text:p>
          </table:table-cell>
          <table:table-cell table:formula="of:=[.J37]-[.I37]" office:value-type="float" office:value="485">
            <text:p>485</text:p>
          </table:table-cell>
        </table:table-row>
        <table:table-row table:style-name="ro2">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office:value-type="date" office:date-value="2005-02-01">
            <text:p>01/02/2005</text:p>
          </table:table-cell>
          <table:table-cell office:value-type="date" office:date-value="2007-06-01">
            <text:p>01/06/2007</text:p>
          </table:table-cell>
          <table:table-cell office:value-type="float" office:value="5.3">
            <text:p>5,3</text:p>
          </table:table-cell>
          <table:table-cell table:formula="of:=[.J38]-[.I38]" office:value-type="float" office:value="850">
            <text:p>850</text:p>
          </table:table-cell>
        </table:table-row>
        <table:table-row table:style-name="ro2">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office:value-type="date" office:date-value="2006-02-01">
            <text:p>01/02/2006</text:p>
          </table:table-cell>
          <table:table-cell office:value-type="date" office:date-value="2007-06-01">
            <text:p>01/06/2007</text:p>
          </table:table-cell>
          <table:table-cell office:value-type="float" office:value="9.5">
            <text:p>9,5</text:p>
          </table:table-cell>
          <table:table-cell table:formula="of:=[.J39]-[.I39]" office:value-type="float" office:value="485">
            <text:p>485</text:p>
          </table:table-cell>
        </table:table-row>
        <table:table-row table:style-name="ro2">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office:value-type="date" office:date-value="2006-02-01">
            <text:p>01/02/2006</text:p>
          </table:table-cell>
          <table:table-cell office:value-type="date" office:date-value="2007-06-01">
            <text:p>01/06/2007</text:p>
          </table:table-cell>
          <table:table-cell office:value-type="float" office:value="8.4">
            <text:p>8,4</text:p>
          </table:table-cell>
          <table:table-cell table:formula="of:=[.J40]-[.I40]" office:value-type="float" office:value="485">
            <text:p>485</text:p>
          </table:table-cell>
        </table:table-row>
        <table:table-row table:style-name="ro2">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office:value-type="date" office:date-value="2007-02-01">
            <text:p>01/02/2007</text:p>
          </table:table-cell>
          <table:table-cell office:value-type="date" office:date-value="2007-09-01">
            <text:p>01/09/2007</text:p>
          </table:table-cell>
          <table:table-cell office:value-type="float" office:value="9">
            <text:p>9</text:p>
          </table:table-cell>
          <table:table-cell table:formula="of:=[.J41]-[.I41]" office:value-type="float" office:value="212">
            <text:p>212</text:p>
          </table:table-cell>
        </table:table-row>
        <table:table-row table:style-name="ro2">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office:value-type="date" office:date-value="2007-02-01">
            <text:p>01/02/2007</text:p>
          </table:table-cell>
          <table:table-cell office:value-type="date" office:date-value="2007-09-01">
            <text:p>01/09/2007</text:p>
          </table:table-cell>
          <table:table-cell office:value-type="float" office:value="9.2">
            <text:p>9,2</text:p>
          </table:table-cell>
          <table:table-cell table:formula="of:=[.J42]-[.I42]" office:value-type="float" office:value="212">
            <text:p>212</text:p>
          </table:table-cell>
        </table:table-row>
        <table:table-row table:style-name="ro2">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office:value-type="date" office:date-value="2007-02-01">
            <text:p>01/02/2007</text:p>
          </table:table-cell>
          <table:table-cell office:value-type="date" office:date-value="2007-09-01">
            <text:p>01/09/2007</text:p>
          </table:table-cell>
          <table:table-cell office:value-type="float" office:value="8.5">
            <text:p>8,5</text:p>
          </table:table-cell>
          <table:table-cell table:formula="of:=[.J43]-[.I43]" office:value-type="float" office:value="212">
            <text:p>212</text:p>
          </table:table-cell>
        </table:table-row>
        <table:table-row table:style-name="ro2">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office:value-type="date" office:date-value="2007-02-01">
            <text:p>01/02/2007</text:p>
          </table:table-cell>
          <table:table-cell office:value-type="date" office:date-value="2007-09-01">
            <text:p>01/09/2007</text:p>
          </table:table-cell>
          <table:table-cell office:value-type="float" office:value="8.3">
            <text:p>8,3</text:p>
          </table:table-cell>
          <table:table-cell table:formula="of:=[.J44]-[.I44]" office:value-type="float" office:value="212">
            <text:p>212</text:p>
          </table:table-cell>
        </table:table-row>
        <table:table-row table:style-name="ro2">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8.5">
            <text:p>8,5</text:p>
          </table:table-cell>
          <table:table-cell table:formula="of:=[.J45]-[.I45]" office:value-type="float" office:value="730">
            <text:p>730</text:p>
          </table:table-cell>
        </table:table-row>
        <table:table-row table:style-name="ro2">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9">
            <text:p>9</text:p>
          </table:table-cell>
          <table:table-cell table:formula="of:=[.J46]-[.I46]" office:value-type="float" office:value="730">
            <text:p>730</text:p>
          </table:table-cell>
        </table:table-row>
        <table:table-row table:style-name="ro2">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office:value-type="date" office:date-value="2007-02-01">
            <text:p>01/02/2007</text:p>
          </table:table-cell>
          <table:table-cell office:value-type="date" office:date-value="2008-02-01">
            <text:p>01/02/2008</text:p>
          </table:table-cell>
          <table:table-cell office:value-type="float" office:value="8.5">
            <text:p>8,5</text:p>
          </table:table-cell>
          <table:table-cell table:formula="of:=[.J47]-[.I47]" office:value-type="float" office:value="365">
            <text:p>365</text:p>
          </table:table-cell>
        </table:table-row>
        <table:table-row table:style-name="ro2">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office:value-type="date" office:date-value="2006-02-01">
            <text:p>01/02/2006</text:p>
          </table:table-cell>
          <table:table-cell office:value-type="date" office:date-value="2008-06-01">
            <text:p>01/06/2008</text:p>
          </table:table-cell>
          <table:table-cell office:value-type="float" office:value="8.1">
            <text:p>8,1</text:p>
          </table:table-cell>
          <table:table-cell table:formula="of:=[.J48]-[.I48]" office:value-type="float" office:value="851">
            <text:p>851</text:p>
          </table:table-cell>
        </table:table-row>
        <table:table-row table:style-name="ro2">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office:value-type="date" office:date-value="2008-02-01">
            <text:p>01/02/2008</text:p>
          </table:table-cell>
          <table:table-cell office:value-type="date" office:date-value="2008-06-01">
            <text:p>01/06/2008</text:p>
          </table:table-cell>
          <table:table-cell office:value-type="float" office:value="9.3">
            <text:p>9,3</text:p>
          </table:table-cell>
          <table:table-cell table:formula="of:=[.J49]-[.I49]" office:value-type="float" office:value="121">
            <text:p>121</text:p>
          </table:table-cell>
        </table:table-row>
        <table:table-row table:style-name="ro5">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office:value-type="date" office:date-value="2008-02-01">
            <text:p>01/02/2008</text:p>
          </table:table-cell>
          <table:table-cell office:value-type="date" office:date-value="2008-06-01">
            <text:p>01/06/2008</text:p>
          </table:table-cell>
          <table:table-cell office:value-type="float" office:value="9.8">
            <text:p>9,8</text:p>
          </table:table-cell>
          <table:table-cell table:formula="of:=[.J50]-[.I50]" office:value-type="float" office:value="121">
            <text:p>121</text:p>
          </table:table-cell>
        </table:table-row>
        <table:table-row table:style-name="ro2">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office:value-type="date" office:date-value="2008-02-01">
            <text:p>01/02/2008</text:p>
          </table:table-cell>
          <table:table-cell office:value-type="date" office:date-value="2008-06-01">
            <text:p>01/06/2008</text:p>
          </table:table-cell>
          <table:table-cell office:value-type="float" office:value="8.2">
            <text:p>8,2</text:p>
          </table:table-cell>
          <table:table-cell table:formula="of:=[.J51]-[.I51]" office:value-type="float" office:value="121">
            <text:p>121</text:p>
          </table:table-cell>
        </table:table-row>
        <table:table-row table:style-name="ro2">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office:value-type="date" office:date-value="2008-02-01">
            <text:p>01/02/2008</text:p>
          </table:table-cell>
          <table:table-cell office:value-type="date" office:date-value="2008-06-01">
            <text:p>01/06/2008</text:p>
          </table:table-cell>
          <table:table-cell office:value-type="float" office:value="8.4">
            <text:p>8,4</text:p>
          </table:table-cell>
          <table:table-cell table:formula="of:=[.J52]-[.I52]" office:value-type="float" office:value="121">
            <text:p>121</text:p>
          </table:table-cell>
        </table:table-row>
        <table:table-row table:style-name="ro3">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office:value-type="date" office:date-value="2008-02-01">
            <text:p>01/02/2008</text:p>
          </table:table-cell>
          <table:table-cell office:value-type="date" office:date-value="2008-09-01">
            <text:p>01/09/2008</text:p>
          </table:table-cell>
          <table:table-cell office:value-type="float" office:value="7.8">
            <text:p>7,8</text:p>
          </table:table-cell>
          <table:table-cell table:formula="of:=[.J53]-[.I53]" office:value-type="float" office:value="213">
            <text:p>213</text:p>
          </table:table-cell>
        </table:table-row>
        <table:table-row table:style-name="ro2">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office:value-type="date" office:date-value="2008-02-01">
            <text:p>01/02/2008</text:p>
          </table:table-cell>
          <table:table-cell office:value-type="date" office:date-value="2008-09-01">
            <text:p>01/09/2008</text:p>
          </table:table-cell>
          <table:table-cell office:value-type="float" office:value="9.5">
            <text:p>9,5</text:p>
          </table:table-cell>
          <table:table-cell table:formula="of:=[.J54]-[.I54]" office:value-type="float" office:value="213">
            <text:p>213</text:p>
          </table:table-cell>
        </table:table-row>
        <table:table-row table:style-name="ro3">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office:value-type="date" office:date-value="2008-02-01">
            <text:p>01/02/2008</text:p>
          </table:table-cell>
          <table:table-cell office:value-type="date" office:date-value="2009-02-01">
            <text:p>01/02/2009</text:p>
          </table:table-cell>
          <table:table-cell office:value-type="float" office:value="7.8">
            <text:p>7,8</text:p>
          </table:table-cell>
          <table:table-cell table:formula="of:=[.J55]-[.I55]" office:value-type="float" office:value="366">
            <text:p>366</text:p>
          </table:table-cell>
        </table:table-row>
        <table:table-row table:style-name="ro8">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office:value-type="date" office:date-value="2008-02-01">
            <text:p>01/02/2008</text:p>
          </table:table-cell>
          <table:table-cell office:value-type="date" office:date-value="2009-06-01">
            <text:p>01/06/2009</text:p>
          </table:table-cell>
          <table:table-cell office:value-type="float" office:value="9">
            <text:p>9</text:p>
          </table:table-cell>
          <table:table-cell table:formula="of:=[.J56]-[.I56]" office:value-type="float" office:value="486">
            <text:p>486</text:p>
          </table:table-cell>
        </table:table-row>
        <table:table-row table:style-name="ro3">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office:value-type="date" office:date-value="2008-02-01">
            <text:p>01/02/2008</text:p>
          </table:table-cell>
          <table:table-cell office:value-type="date" office:date-value="2009-06-01">
            <text:p>01/06/2009</text:p>
          </table:table-cell>
          <table:table-cell office:value-type="float" office:value="9">
            <text:p>9</text:p>
          </table:table-cell>
          <table:table-cell table:formula="of:=[.J57]-[.I57]" office:value-type="float" office:value="486">
            <text:p>486</text:p>
          </table:table-cell>
        </table:table-row>
        <table:table-row table:style-name="ro3">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office:value-type="date" office:date-value="2009-02-01">
            <text:p>01/02/2009</text:p>
          </table:table-cell>
          <table:table-cell office:value-type="date" office:date-value="2009-06-01">
            <text:p>01/06/2009</text:p>
          </table:table-cell>
          <table:table-cell office:value-type="float" office:value="9.6">
            <text:p>9,6</text:p>
          </table:table-cell>
          <table:table-cell table:formula="of:=[.J58]-[.I58]" office:value-type="float" office:value="120">
            <text:p>120</text:p>
          </table:table-cell>
        </table:table-row>
        <table:table-row table:style-name="ro4">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office:value-type="date" office:date-value="2009-02-01">
            <text:p>01/02/2009</text:p>
          </table:table-cell>
          <table:table-cell office:value-type="date" office:date-value="2009-06-01">
            <text:p>01/06/2009</text:p>
          </table:table-cell>
          <table:table-cell office:value-type="float" office:value="9.2">
            <text:p>9,2</text:p>
          </table:table-cell>
          <table:table-cell table:formula="of:=[.J59]-[.I59]" office:value-type="float" office:value="120">
            <text:p>120</text:p>
          </table:table-cell>
        </table:table-row>
        <table:table-row table:style-name="ro11">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table:formula="of:=[.J60]-[.I60]" office:value-type="float" office:value="212">
            <text:p>212</text:p>
          </table:table-cell>
        </table:table-row>
        <table:table-row table:style-name="ro2">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table:formula="of:=[.J61]-[.I61]" office:value-type="float" office:value="212">
            <text:p>212</text:p>
          </table:table-cell>
        </table:table-row>
        <table:table-row table:style-name="ro1">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8.7">
            <text:p>8,7</text:p>
          </table:table-cell>
          <table:table-cell table:formula="of:=[.J62]-[.I62]" office:value-type="float" office:value="212">
            <text:p>212</text:p>
          </table:table-cell>
        </table:table-row>
        <table:table-row table:style-name="ro12">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office:value-type="date" office:date-value="2009-02-01">
            <text:p>01/02/2009</text:p>
          </table:table-cell>
          <table:table-cell office:value-type="date" office:date-value="2009-09-01">
            <text:p>01/09/2009</text:p>
          </table:table-cell>
          <table:table-cell office:value-type="float" office:value="8.5">
            <text:p>8,5</text:p>
          </table:table-cell>
          <table:table-cell table:formula="of:=[.J63]-[.I63]" office:value-type="float" office:value="212">
            <text:p>212</text:p>
          </table:table-cell>
        </table:table-row>
        <table:table-row table:style-name="ro2">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office:value-type="date" office:date-value="2007-02-01">
            <text:p>01/02/2007</text:p>
          </table:table-cell>
          <table:table-cell office:value-type="date" office:date-value="2009-09-01">
            <text:p>01/09/2009</text:p>
          </table:table-cell>
          <table:table-cell office:value-type="float" office:value="9.4">
            <text:p>9,4</text:p>
          </table:table-cell>
          <table:table-cell table:formula="of:=[.J64]-[.I64]" office:value-type="float" office:value="943">
            <text:p>943</text:p>
          </table:table-cell>
        </table:table-row>
        <table:table-row table:style-name="ro5">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table:formula="of:=[.J65]-[.I65]" office:value-type="float" office:value="212">
            <text:p>212</text:p>
          </table:table-cell>
        </table:table-row>
        <table:table-row table:style-name="ro6">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9">
            <text:p>9</text:p>
          </table:table-cell>
          <table:table-cell table:formula="of:=[.J66]-[.I66]" office:value-type="float" office:value="212">
            <text:p>212</text:p>
          </table:table-cell>
        </table:table-row>
        <table:table-row table:style-name="ro13">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table:formula="of:=[.J67]-[.I67]" office:value-type="float" office:value="212">
            <text:p>212</text:p>
          </table:table-cell>
        </table:table-row>
        <table:table-row table:style-name="ro9">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table:formula="of:=[.J68]-[.I68]" office:value-type="float" office:value="485">
            <text:p>485</text:p>
          </table:table-cell>
        </table:table-row>
        <table:table-row table:style-name="ro1">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office:value-type="date" office:date-value="2009-02-01">
            <text:p>01/02/2009</text:p>
          </table:table-cell>
          <table:table-cell office:value-type="date" office:date-value="2010-06-01">
            <text:p>01/06/2010</text:p>
          </table:table-cell>
          <table:table-cell office:value-type="float" office:value="8.4">
            <text:p>8,4</text:p>
          </table:table-cell>
          <table:table-cell table:formula="of:=[.J69]-[.I69]" office:value-type="float" office:value="485">
            <text:p>485</text:p>
          </table:table-cell>
        </table:table-row>
        <table:table-row table:style-name="ro4">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table:formula="of:=[.J70]-[.I70]" office:value-type="float" office:value="485">
            <text:p>485</text:p>
          </table:table-cell>
        </table:table-row>
        <table:table-row table:style-name="ro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office:value-type="date" office:date-value="2009-02-01">
            <text:p>01/02/2009</text:p>
          </table:table-cell>
          <table:table-cell office:value-type="date" office:date-value="2010-07-01">
            <text:p>01/07/2010</text:p>
          </table:table-cell>
          <table:table-cell office:value-type="float" office:value="9.3">
            <text:p>9,3</text:p>
          </table:table-cell>
          <table:table-cell table:formula="of:=[.J71]-[.I71]" office:value-type="float" office:value="515">
            <text:p>515</text:p>
          </table:table-cell>
        </table:table-row>
        <table:table-row table:style-name="ro14">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
            <text:p>9</text:p>
          </table:table-cell>
          <table:table-cell table:formula="of:=[.J72]-[.I72]" office:value-type="float" office:value="150">
            <text:p>150</text:p>
          </table:table-cell>
        </table:table-row>
        <table:table-row table:style-name="ro2">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table:formula="of:=[.J73]-[.I73]" office:value-type="float" office:value="150">
            <text:p>150</text:p>
          </table:table-cell>
        </table:table-row>
        <table:table-row table:style-name="ro12">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table:formula="of:=[.J74]-[.I74]" office:value-type="float" office:value="150">
            <text:p>150</text:p>
          </table:table-cell>
        </table:table-row>
        <table:table-row table:style-name="ro3">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2">
            <text:p>9,2</text:p>
          </table:table-cell>
          <table:table-cell table:formula="of:=[.J75]-[.I75]" office:value-type="float" office:value="150">
            <text:p>150</text:p>
          </table:table-cell>
        </table:table-row>
        <table:table-row table:style-name="ro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office:value-type="date" office:date-value="2009-02-01">
            <text:p>01/02/2009</text:p>
          </table:table-cell>
          <table:table-cell office:value-type="date" office:date-value="2011-06-01">
            <text:p>01/06/2011</text:p>
          </table:table-cell>
          <table:table-cell office:value-type="float" office:value="8.5">
            <text:p>8,5</text:p>
          </table:table-cell>
          <table:table-cell table:formula="of:=[.J76]-[.I76]" office:value-type="float" office:value="850">
            <text:p>850</text:p>
          </table:table-cell>
        </table:table-row>
        <table:table-row table:style-name="ro12">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office:value-type="date" office:date-value="2009-02-01">
            <text:p>01/02/2009</text:p>
          </table:table-cell>
          <table:table-cell office:value-type="date" office:date-value="2011-07-01">
            <text:p>01/07/2011</text:p>
          </table:table-cell>
          <table:table-cell office:value-type="float" office:value="8.5">
            <text:p>8,5</text:p>
          </table:table-cell>
          <table:table-cell table:formula="of:=[.J77]-[.I77]" office:value-type="float" office:value="880">
            <text:p>880</text:p>
          </table:table-cell>
        </table:table-row>
        <table:table-row table:style-name="ro2">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office:value-type="date" office:date-value="2009-02-01">
            <text:p>01/02/2009</text:p>
          </table:table-cell>
          <table:table-cell office:value-type="date" office:date-value="2011-07-02">
            <text:p>02/07/2011</text:p>
          </table:table-cell>
          <table:table-cell office:value-type="float" office:value="9.5">
            <text:p>9,5</text:p>
          </table:table-cell>
          <table:table-cell table:formula="of:=[.J78]-[.I78]" office:value-type="float" office:value="881">
            <text:p>881</text:p>
          </table:table-cell>
        </table:table-row>
        <table:table-row table:style-name="ro8">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office:value-type="date" office:date-value="2009-02-01">
            <text:p>01/02/2009</text:p>
          </table:table-cell>
          <table:table-cell office:value-type="date" office:date-value="2011-07-03">
            <text:p>03/07/2011</text:p>
          </table:table-cell>
          <table:table-cell office:value-type="float" office:value="9">
            <text:p>9</text:p>
          </table:table-cell>
          <table:table-cell table:formula="of:=[.J79]-[.I79]" office:value-type="float" office:value="882">
            <text:p>882</text:p>
          </table:table-cell>
        </table:table-row>
        <table:table-row table:style-name="ro9">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office:value-type="date" office:date-value="2011-02-01">
            <text:p>01/02/2011</text:p>
          </table:table-cell>
          <table:table-cell office:value-type="date" office:date-value="2011-07-04">
            <text:p>04/07/2011</text:p>
          </table:table-cell>
          <table:table-cell office:value-type="float" office:value="9">
            <text:p>9</text:p>
          </table:table-cell>
          <table:table-cell table:formula="of:=[.J80]-[.I80]" office:value-type="float" office:value="153">
            <text:p>153</text:p>
          </table:table-cell>
        </table:table-row>
        <table:table-row table:style-name="ro9">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office:value-type="date" office:date-value="2011-02-01">
            <text:p>01/02/2011</text:p>
          </table:table-cell>
          <table:table-cell office:value-type="date" office:date-value="2011-07-05">
            <text:p>05/07/2011</text:p>
          </table:table-cell>
          <table:table-cell office:value-type="float" office:value="8.2">
            <text:p>8,2</text:p>
          </table:table-cell>
          <table:table-cell table:formula="of:=[.J81]-[.I81]" office:value-type="float" office:value="154">
            <text:p>154</text:p>
          </table:table-cell>
        </table:table-row>
        <table:table-row table:style-name="ro8">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office:value-type="date" office:date-value="2011-02-01">
            <text:p>01/02/2011</text:p>
          </table:table-cell>
          <table:table-cell office:value-type="date" office:date-value="2011-07-06">
            <text:p>06/07/2011</text:p>
          </table:table-cell>
          <table:table-cell office:value-type="float" office:value="9">
            <text:p>9</text:p>
          </table:table-cell>
          <table:table-cell table:formula="of:=[.J82]-[.I82]" office:value-type="float" office:value="155">
            <text:p>155</text:p>
          </table:table-cell>
        </table:table-row>
        <table:table-row table:style-name="ro10">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office:value-type="date" office:date-value="2011-09-05">
            <text:p>05/09/2011</text:p>
          </table:table-cell>
          <table:table-cell office:value-type="date" office:date-value="2012-06-06">
            <text:p>06/06/2012</text:p>
          </table:table-cell>
          <table:table-cell office:value-type="float" office:value="9">
            <text:p>9</text:p>
          </table:table-cell>
          <table:table-cell table:formula="of:=[.J83]-[.I83]" office:value-type="float" office:value="275">
            <text:p>275</text:p>
          </table:table-cell>
        </table:table-row>
        <table:table-row table:style-name="ro3">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office:value-type="date" office:date-value="2012-02-01">
            <text:p>01/02/2012</text:p>
          </table:table-cell>
          <table:table-cell office:value-type="date" office:date-value="2012-06-06">
            <text:p>06/06/2012</text:p>
          </table:table-cell>
          <table:table-cell office:value-type="float" office:value="9">
            <text:p>9</text:p>
          </table:table-cell>
          <table:table-cell table:formula="of:=[.J84]-[.I84]" office:value-type="float" office:value="126">
            <text:p>126</text:p>
          </table:table-cell>
        </table:table-row>
        <table:table-row table:style-name="ro5">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office:value-type="date" office:date-value="2011-09-05">
            <text:p>05/09/2011</text:p>
          </table:table-cell>
          <table:table-cell office:value-type="date" office:date-value="2012-07-06">
            <text:p>06/07/2012</text:p>
          </table:table-cell>
          <table:table-cell office:value-type="float" office:value="9">
            <text:p>9</text:p>
          </table:table-cell>
          <table:table-cell table:formula="of:=[.J85]-[.I85]" office:value-type="float" office:value="305">
            <text:p>305</text:p>
          </table:table-cell>
        </table:table-row>
        <table:table-row table:style-name="ro5">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office:value-type="date" office:date-value="2011-09-05">
            <text:p>05/09/2011</text:p>
          </table:table-cell>
          <table:table-cell office:value-type="date" office:date-value="2012-07-06">
            <text:p>06/07/2012</text:p>
          </table:table-cell>
          <table:table-cell office:value-type="float" office:value="8">
            <text:p>8</text:p>
          </table:table-cell>
          <table:table-cell table:formula="of:=[.J86]-[.I86]" office:value-type="float" office:value="305">
            <text:p>305</text:p>
          </table:table-cell>
        </table:table-row>
        <table:table-row table:style-name="ro12">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office:value-type="date" office:date-value="2011-06-01">
            <text:p>01/06/2011</text:p>
          </table:table-cell>
          <table:table-cell office:value-type="date" office:date-value="2012-07-06">
            <text:p>06/07/2012</text:p>
          </table:table-cell>
          <table:table-cell office:value-type="float" office:value="9">
            <text:p>9</text:p>
          </table:table-cell>
          <table:table-cell table:formula="of:=[.J87]-[.I87]" office:value-type="float" office:value="401">
            <text:p>401</text:p>
          </table:table-cell>
        </table:table-row>
        <table:table-row table:style-name="ro8">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office:value-type="date" office:date-value="2011-09-05">
            <text:p>05/09/2011</text:p>
          </table:table-cell>
          <table:table-cell office:value-type="date" office:date-value="2012-07-06">
            <text:p>06/07/2012</text:p>
          </table:table-cell>
          <table:table-cell office:value-type="float" office:value="9.25">
            <text:p>9,25</text:p>
          </table:table-cell>
          <table:table-cell table:formula="of:=[.J88]-[.I88]" office:value-type="float" office:value="305">
            <text:p>305</text:p>
          </table:table-cell>
        </table:table-row>
        <table:table-row table:style-name="ro5">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office:value-type="date" office:date-value="2012-09-05">
            <text:p>05/09/2012</text:p>
          </table:table-cell>
          <table:table-cell office:value-type="date" office:date-value="2013-07-01">
            <text:p>01/07/2013</text:p>
          </table:table-cell>
          <table:table-cell office:value-type="float" office:value="9.8">
            <text:p>9,8</text:p>
          </table:table-cell>
          <table:table-cell table:formula="of:=[.J89]-[.I89]" office:value-type="float" office:value="299">
            <text:p>299</text:p>
          </table:table-cell>
        </table:table-row>
        <table:table-row table:style-name="ro2">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office:value-type="date" office:date-value="2012-09-05">
            <text:p>05/09/2012</text:p>
          </table:table-cell>
          <table:table-cell office:value-type="date" office:date-value="2013-07-01">
            <text:p>01/07/2013</text:p>
          </table:table-cell>
          <table:table-cell office:value-type="float" office:value="9.5">
            <text:p>9,5</text:p>
          </table:table-cell>
          <table:table-cell table:formula="of:=[.J90]-[.I90]" office:value-type="float" office:value="299">
            <text:p>299</text:p>
          </table:table-cell>
        </table:table-row>
        <table:table-row table:style-name="ro1">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office:value-type="date" office:date-value="2012-09-05">
            <text:p>05/09/2012</text:p>
          </table:table-cell>
          <table:table-cell office:value-type="date" office:date-value="2013-07-01">
            <text:p>01/07/2013</text:p>
          </table:table-cell>
          <table:table-cell office:value-type="float" office:value="9.3">
            <text:p>9,3</text:p>
          </table:table-cell>
          <table:table-cell table:formula="of:=[.J91]-[.I91]" office:value-type="float" office:value="299">
            <text:p>299</text:p>
          </table:table-cell>
        </table:table-row>
        <table:table-row table:style-name="ro2">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office:value-type="date" office:date-value="2012-09-05">
            <text:p>05/09/2012</text:p>
          </table:table-cell>
          <table:table-cell office:value-type="date" office:date-value="2013-07-01">
            <text:p>01/07/2013</text:p>
          </table:table-cell>
          <table:table-cell office:value-type="float" office:value="9">
            <text:p>9</text:p>
          </table:table-cell>
          <table:table-cell table:formula="of:=[.J92]-[.I92]" office:value-type="float" office:value="299">
            <text:p>299</text:p>
          </table:table-cell>
        </table:table-row>
        <table:table-row table:style-name="ro12">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office:value-type="date" office:date-value="2012-09-05">
            <text:p>05/09/2012</text:p>
          </table:table-cell>
          <table:table-cell office:value-type="date" office:date-value="2013-07-01">
            <text:p>01/07/2013</text:p>
          </table:table-cell>
          <table:table-cell office:value-type="float" office:value="7">
            <text:p>7</text:p>
          </table:table-cell>
          <table:table-cell table:formula="of:=[.J93]-[.I93]" office:value-type="float" office:value="299">
            <text:p>299</text:p>
          </table:table-cell>
        </table:table-row>
        <table:table-row table:style-name="ro2">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office:value-type="date" office:date-value="2012-09-05">
            <text:p>05/09/2012</text:p>
          </table:table-cell>
          <table:table-cell office:value-type="date" office:date-value="2013-07-01">
            <text:p>01/07/2013</text:p>
          </table:table-cell>
          <table:table-cell office:value-type="float" office:value="9.5">
            <text:p>9,5</text:p>
          </table:table-cell>
          <table:table-cell table:formula="of:=[.J94]-[.I94]" office:value-type="float" office:value="299">
            <text:p>299</text:p>
          </table:table-cell>
        </table:table-row>
        <table:table-row table:style-name="ro2">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office:value-type="date" office:date-value="2012-09-05">
            <text:p>05/09/2012</text:p>
          </table:table-cell>
          <table:table-cell office:value-type="date" office:date-value="2013-07-01">
            <text:p>01/07/2013</text:p>
          </table:table-cell>
          <table:table-cell office:value-type="float" office:value="9">
            <text:p>9</text:p>
          </table:table-cell>
          <table:table-cell table:formula="of:=[.J95]-[.I95]" office:value-type="float" office:value="299">
            <text:p>299</text:p>
          </table:table-cell>
        </table:table-row>
        <table:table-row table:style-name="ro8">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office:value-type="date" office:date-value="2012-09-05">
            <text:p>05/09/2012</text:p>
          </table:table-cell>
          <table:table-cell office:value-type="date" office:date-value="2013-07-01">
            <text:p>01/07/2013</text:p>
          </table:table-cell>
          <table:table-cell office:value-type="float" office:value="9.3">
            <text:p>9,3</text:p>
          </table:table-cell>
          <table:table-cell table:formula="of:=[.J96]-[.I96]" office:value-type="float" office:value="299">
            <text:p>299</text:p>
          </table:table-cell>
        </table:table-row>
        <table:table-row table:style-name="ro5">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office:value-type="date" office:date-value="2013-02-01">
            <text:p>01/02/2013</text:p>
          </table:table-cell>
          <table:table-cell office:value-type="date" office:date-value="2013-07-01">
            <text:p>01/07/2013</text:p>
          </table:table-cell>
          <table:table-cell office:value-type="float" office:value="8.3">
            <text:p>8,3</text:p>
          </table:table-cell>
          <table:table-cell table:formula="of:=[.J97]-[.I97]" office:value-type="float" office:value="150">
            <text:p>150</text:p>
          </table:table-cell>
        </table:table-row>
        <table:table-row table:style-name="ro3">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office:value-type="date" office:date-value="2013-02-01">
            <text:p>01/02/2013</text:p>
          </table:table-cell>
          <table:table-cell office:value-type="date" office:date-value="2014-07-01">
            <text:p>01/07/2014</text:p>
          </table:table-cell>
          <table:table-cell office:value-type="float" office:value="8.8">
            <text:p>8,8</text:p>
          </table:table-cell>
          <table:table-cell table:formula="of:=[.J98]-[.I98]" office:value-type="float" office:value="515">
            <text:p>515</text:p>
          </table:table-cell>
        </table:table-row>
        <table:table-row table:style-name="ro3">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office:value-type="date" office:date-value="2013-02-01">
            <text:p>01/02/2013</text:p>
          </table:table-cell>
          <table:table-cell office:value-type="date" office:date-value="2014-07-01">
            <text:p>01/07/2014</text:p>
          </table:table-cell>
          <table:table-cell office:value-type="float" office:value="8.1">
            <text:p>8,1</text:p>
          </table:table-cell>
          <table:table-cell table:formula="of:=[.J99]-[.I99]" office:value-type="float" office:value="515">
            <text:p>515</text:p>
          </table:table-cell>
        </table:table-row>
        <table:table-row table:style-name="ro14">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office:value-type="date" office:date-value="2014-02-01">
            <text:p>01/02/2014</text:p>
          </table:table-cell>
          <table:table-cell office:value-type="date" office:date-value="2014-07-01">
            <text:p>01/07/2014</text:p>
          </table:table-cell>
          <table:table-cell office:value-type="float" office:value="9.6">
            <text:p>9,6</text:p>
          </table:table-cell>
          <table:table-cell table:formula="of:=[.J100]-[.I100]" office:value-type="float" office:value="150">
            <text:p>150</text:p>
          </table:table-cell>
        </table:table-row>
        <table:table-row table:style-name="ro8">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office:value-type="date" office:date-value="2014-02-01">
            <text:p>01/02/2014</text:p>
          </table:table-cell>
          <table:table-cell office:value-type="date" office:date-value="2014-07-01">
            <text:p>01/07/2014</text:p>
          </table:table-cell>
          <table:table-cell office:value-type="float" office:value="9.1">
            <text:p>9,1</text:p>
          </table:table-cell>
          <table:table-cell table:formula="of:=[.J101]-[.I101]" office:value-type="float" office:value="150">
            <text:p>150</text:p>
          </table:table-cell>
        </table:table-row>
        <table:table-row table:style-name="ro1">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office:value-type="date" office:date-value="2014-02-01">
            <text:p>01/02/2014</text:p>
          </table:table-cell>
          <table:table-cell office:value-type="date" office:date-value="2014-07-01">
            <text:p>01/07/2014</text:p>
          </table:table-cell>
          <table:table-cell office:value-type="float" office:value="9.2">
            <text:p>9,2</text:p>
          </table:table-cell>
          <table:table-cell table:formula="of:=[.J102]-[.I102]" office:value-type="float" office:value="150">
            <text:p>150</text:p>
          </table:table-cell>
        </table:table-row>
        <table:table-row table:style-name="ro2">
          <table:table-cell table:number-columns-repeated="2"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office:value-type="date" office:date-value="2013-09-05">
            <text:p>05/09/2013</text:p>
          </table:table-cell>
          <table:table-cell office:value-type="date" office:date-value="2014-07-01">
            <text:p>01/07/2014</text:p>
          </table:table-cell>
          <table:table-cell office:value-type="float" office:value="9">
            <text:p>9</text:p>
          </table:table-cell>
          <table:table-cell table:formula="of:=[.J103]-[.I103]" office:value-type="float" office:value="299">
            <text:p>299</text:p>
          </table:table-cell>
        </table:table-row>
        <table:named-expressions/>
      </table:table>
      <table:table table:name="N4_MetricaDescripcion" table:style-name="ta1" table:print="false">
        <table:table-column table:style-name="co14" table:default-cell-style-name="Default"/>
        <table:table-column table:style-name="co1" table:number-columns-repeated="5" table:default-cell-style-name="Default"/>
        <table:table-row table:style-name="ro2">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2">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2">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2">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2">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2">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2">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2">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2">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2">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2">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2">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2">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2">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2">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2">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2">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2">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2">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2">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1">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2">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2">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2">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2">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21/11/2016</text:date>, <text:time>09:03:39</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1.3$Unix OpenOffice.org_project/413m1$Build-9783</meta:generator>
    <dc:date>2016-11-21T09:03:39</dc:date>
    <dc:creator>Raúl  Negro Carpintero</dc:creator>
    <meta:editing-duration>PT1H57M23S</meta:editing-duration>
    <meta:editing-cycles>23</meta:editing-cycles>
    <meta:document-statistic meta:table-count="9" meta:cell-count="2698" meta:object-count="0"/>
  </office:meta>
</office:document-meta>
</file>